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TextDataInfo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getVariableSpaceCharacter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FPTextDataInfo.setString( String text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getInterCharacterAdjus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setEncoding( String tex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setY(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setVariableSpaceCharacterIncrement( int variableSpaceCharacterIncr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getR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setInterCharacterAdjustment( int interCharacterAdjust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setFontReference( int font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getFon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setX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setRotation( int r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TextDataInfo.setColor(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